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cf9" officeooo:paragraph-rsid="00116cf9"/>
    </style:style>
    <style:style style:name="P2" style:family="paragraph" style:parent-style-name="Standard">
      <style:text-properties fo:font-size="17.1000003814697pt" officeooo:rsid="000fa0f7" officeooo:paragraph-rsid="000fa0f7" style:font-size-asian="15pt" style:language-asian="zh" style:country-asian="CN" style:font-size-complex="17.1000003814697pt"/>
    </style:style>
    <style:style style:name="P3" style:family="paragraph" style:parent-style-name="Standard">
      <style:paragraph-properties fo:text-align="center" style:justify-single-word="false"/>
      <style:text-properties fo:font-size="17.1000003814697pt" officeooo:rsid="000fa0f7" officeooo:paragraph-rsid="000fa0f7" style:font-size-asian="15pt" style:language-asian="zh" style:country-asian="CN" style:font-size-complex="17.1000003814697pt"/>
    </style:style>
    <style:style style:name="P4" style:family="paragraph" style:parent-style-name="Standard">
      <style:text-properties fo:font-size="17.1000003814697pt" officeooo:rsid="00116cf9" officeooo:paragraph-rsid="00116cf9" style:font-size-asian="15pt" style:language-asian="zh" style:country-asian="CN" style:font-size-complex="17.1000003814697pt"/>
    </style:style>
    <style:style style:name="T1" style:family="text">
      <style:text-properties fo:font-size="17.1000003814697pt" style:font-size-asian="15pt" style:language-asian="zh" style:country-asian="CN" style:font-size-complex="17.1000003814697pt"/>
    </style:style>
    <style:style style:name="T2" style:family="text">
      <style:text-properties fo:font-size="17.1000003814697pt" officeooo:rsid="000fa0f7" style:font-size-asian="15pt" style:language-asian="zh" style:country-asian="CN" style:font-size-complex="17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逻辑运算符：</text:p>
      <text:p text:style-name="P2">&amp; , | , <text:s/>^ , &amp;&amp; ,|| ,!</text:p>
      <text:p text:style-name="P2">&amp; <text:s/>与：当多个表达式进行运算的时候，只有所有的表达式计算结果都是true整体的结果才是true</text:p>
      <text:p text:style-name="P2">| <text:s text:c="3"/>或 ：</text:p>
      <text:p text:style-name="P2"/>
      <text:p text:style-name="P2">&amp;&amp; <text:s/>如果发现第一个表达式是false就不会执行后边的表达式</text:p>
      <text:p text:style-name="P1"><text:span text:style-name="T1">|| <text:s/></text:span><text:span text:style-name="T2"><text:s/>如果发现第一个表达式是</text:span><text:span text:style-name="T1">true</text:span><text:span text:style-name="T2">就不会执行后边的表达式</text:span></text:p>
      <text:p text:style-name="P1"><text:span text:style-name="T2">^ </text:span><text:span text:style-name="T1">用来连接多个表达式的判断，如果两个表达式相同就是false，不同就是true ，两边都参加计算</text:span></text:p>
      <text:p text:style-name="P4">！取反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S</meta:editing-duration>
    <meta:editing-cycles>4</meta:editing-cycles>
    <meta:generator>LibreOffice/5.3.0.3$Windows_X86_64 LibreOffice_project/7074905676c47b82bbcfbea1aeefc84afe1c50e1</meta:generator>
    <dc:date>2018-07-17T09:18:36.924000000</dc:date>
    <meta:document-statistic meta:table-count="0" meta:image-count="0" meta:object-count="0" meta:page-count="1" meta:paragraph-count="8" meta:word-count="149" meta:character-count="198" meta:non-whitespace-character-count="175"/>
    <meta:user-defined meta:name="Info 1"/>
    <meta:user-defined meta:name="Info 2"/>
    <meta:user-defined meta:name="Info 3"/>
    <meta:user-defined meta:name="Info 4"/>
  </office:meta>
</office:document-meta>
</file>